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f608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0d2378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d2378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e274b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1017c5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f608e"/>
    </style:style>
    <style:style style:name="T1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0f608e" fo:background-color="#ffffff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aab26" fo:background-color="#ffffff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d2378" fo:background-color="#ffffff" loext:char-shading-value="0" loext:padding="0cm" loext:border="none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e274b" fo:background-color="#ffffff" loext:char-shading-value="0" loext:padding="0cm" loext:border="none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f608e" fo:background-color="#ffffff" loext:char-shading-value="0" loext:padding="0cm" loext:border="none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017c5" fo:background-color="#ffffff" loext:char-shading-value="0" loext:padding="0cm" loext:border="none"/>
    </style:style>
    <style:style style:name="T7" style:family="text">
      <style:text-properties fo:font-variant="normal" fo:text-transform="none" fo:color="#1f2328" loext:opacity="100%" style:font-name="monospace" fo:font-size="12pt" fo:letter-spacing="normal" fo:font-style="normal" fo:font-weight="normal" officeooo:rsid="000f608e" fo:background-color="#ffffff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ource_20_Text"><text:span text:style-name="T6">Ниже — стандартная настройка гибернации, работает для небольших объемов занимаемой памяти (примерно до 4 Гб). Если больше используется памяти в момент гибернации — система виснет при загрузке.</text:span></text:span></text:p>
      <text:p text:style-name="P7"><text:span text:style-name="Source_20_Text"><text:span text:style-name="T6"/></text:span></text:p>
      <text:p text:style-name="P1"><text:span text:style-name="Source_20_Text"><text:span text:style-name="T2">Confgiure your boot loader.</text:span></text:span></text:p>
      <text:p text:style-name="P1"><text:span text:style-name="Source_20_Text"><text:span text:style-name="T2"/></text:span></text:p>
      <text:list text:style-name="L1">
        <text:list-item>
          <text:p text:style-name="P3"><text:s/>With GRUB: * get your swap partition UUID </text:p>
          <text:p text:style-name="P4"><text:span text:style-name="Source_20_Text"><text:span text:style-name="T2">sudo </text:span></text:span><text:span text:style-name="Source_20_Text"><text:span text:style-name="T3">blkid</text:span></text:span><text:span text:style-name="Source_20_Text"><text:span text:style-name="T2"> * </text:span></text:span></text:p>
          <text:p text:style-name="P4"><text:span text:style-name="Source_20_Text"><text:span text:style-name="T2">sudo nano /etc/default/grub * </text:span></text:span></text:p>
          <text:p text:style-name="P4"><text:span text:style-name="Source_20_Text"><text:span text:style-name="T2">Find the string containing GRUB_CMDLINE_LINUX_DEFAULT='quiet'. (Instead of quiet there can be anything) * </text:span></text:span></text:p>
          <text:p text:style-name="P4"><text:span text:style-name="Source_20_Text"><text:span text:style-name="T2">Insert resume=UUID=yourSwapPartitionUUID in quotes. * </text:span></text:span></text:p>
          <text:p text:style-name="P4"><text:span text:style-name="Source_20_Text"><text:span text:style-name="T2">My example is GRUB_CMDLINE_LINUX_DEFAULT='quiet resume=UUID=c55290c5-c2d9-4135-b0d7-498eb22b653d'. * </text:span></text:span></text:p>
          <text:p text:style-name="P4"><text:span text:style-name="Source_20_Text"><text:span text:style-name="T2">Save the file (Ctrl-x, y, Enter)</text:span></text:span></text:p>
        </text:list-item>
      </text:list>
      <text:p text:style-name="P1"><text:span text:style-name="Source_20_Text"><text:span text:style-name="T2"/></text:span></text:p>
      <text:list text:continue-numbering="true" text:style-name="L1">
        <text:list-item>
          <text:p text:style-name="P4"><text:span text:style-name="Source_20_Text"><text:span text:style-name="T2"><text:s/>Run to generate grub config:</text:span></text:span></text:p>
          <text:p text:style-name="P4"><text:span text:style-name="Source_20_Text"><text:span text:style-name="T2">sudo grub-mkconfig -o /boot/grub/grub.cfg</text:span></text:span></text:p>
        </text:list-item>
      </text:list>
      <text:p text:style-name="P1"><text:span text:style-name="Source_20_Text"><text:span text:style-name="T2"/></text:span></text:p>
      <text:list text:continue-numbering="true" text:style-name="L1">
        <text:list-item>
          <text:p text:style-name="P5"><text:span text:style-name="Source_20_Text"><text:span text:style-name="T2">Configure config file of initramfs generator:</text:span></text:span></text:p>
          <text:p text:style-name="P6"><text:span text:style-name="Source_20_Text"><text:span text:style-name="T2">Edit the cofig: * </text:span></text:span></text:p>
          <text:p text:style-name="P6"><text:span text:style-name="Source_20_Text"><text:span text:style-name="T2">sudo nano /etc/mkinitcpio.conf * </text:span></text:span></text:p>
          <text:p text:style-name="P5"><text:span text:style-name="Source_20_Text"><text:span text:style-name="T2">Find the line that looks like this: HOOKS="base udev autodetect modconf block filesystems keyboard fsck". It is located in the section named HOOKS. * </text:span></text:span></text:p>
          <text:p text:style-name="P5"><text:span text:style-name="Source_20_Text"><text:span text:style-name="T2"/></text:span></text:p>
          <text:p text:style-name="P5"><text:span text:style-name="Source_20_Text"><text:span text:style-name="T2">After udev insert hook resume (Like this: ..base udev resume..) * </text:span></text:span></text:p>
          <text:p text:style-name="P5"><text:span text:style-name="Source_20_Text"><text:span text:style-name="T2">Save the file (Ctrl-x, y, Enter)</text:span></text:span></text:p>
          <text:p text:style-name="P5"><text:span text:style-name="Source_20_Text"><text:span text:style-name="T2"/></text:span></text:p>
          <text:p text:style-name="P6"><text:span text:style-name="Source_20_Text"><text:span text:style-name="T2">Run to generate initramfs:</text:span></text:span></text:p>
          <text:p text:style-name="P6"><text:span text:style-name="Source_20_Text"><text:span text:style-name="T4">sudo</text:span></text:span><text:span text:style-name="Source_20_Text"><text:span text:style-name="T2"> mkinitcpio -p linux </text:span></text:span></text:p>
        </text:list-item>
      </text:list>
      <text:p text:style-name="P1"><text:span text:style-name="Source_20_Text"><text:span text:style-name="T2"/></text:span></text:p>
      <text:p text:style-name="P1"><text:span text:style-name="Source_20_Text"><text:span text:style-name="T2"><text:tab/>Все, для проверки:</text:span></text:span></text:p>
      <text:list text:continue-numbering="true" text:style-name="L1">
        <text:list-header>
          <text:p text:style-name="P5"><text:span text:style-name="Source_20_Text"><text:span text:style-name="T2">Use systemctl hibernate to hibernate!</text:span></text:span></text:p>
        </text:list-header>
      </text:list>
      <text:p text:style-name="P1"><text:span text:style-name="Source_20_Text"><text:span text:style-name="T2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>А здесь — работающий для любого использования памяти функционал. </text:span></text:span></text:p>
      <text:p text:style-name="P7"><text:span text:style-name="Source_20_Text"><text:span text:style-name="T6">Недостаток — не удается оформить его в виде автоматического выполнения при выполнении события закрытия крышки ноута.</text:span></text:span></text:p>
      <text:p text:style-name="P7"><text:span text:style-name="Source_20_Text"><text:span text:style-name="T6">Пробовал сделать этот функционал в виде рутового сервиса — не работает, приходится реагировать на один из возможных событий (например сон), и это событие нарушает требуемый функционал.</text:span></text:span></text:p>
      <text:p text:style-name="P7"><text:span text:style-name="Source_20_Text"><text:span text:style-name="T6">Итого — для корректной работы нужно запустить ниже указанную команду под правами рута, тогда все срабатывает.</text:span></text:span></text:p>
      <text:p text:style-name="P1"><text:soft-page-break/><text:span text:style-name="Source_20_Text"><text:span text:style-name="T2"/></text:span></text:p>
      <text:p text:style-name="P2"><text:span text:style-name="Source_20_Text"><text:span text:style-name="T5">Чтобы сразу включить гибернацию — выполнить команду:</text:span></text:span></text:p>
      <text:p text:style-name="P2"><text:span text:style-name="Source_20_Text"><text:span text:style-name="T5"/></text:span></text:p>
      <text:p text:style-name="P2"><text:span text:style-name="Source_20_Text"><text:span text:style-name="T1">echo disk | sudo tee /sys/power/state</text:span></text:span><text:span text:style-name="Source_20_Text"><text:span text:style-name="T7">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6:55:48.870137958</meta:creation-date>
    <dc:date>2024-07-25T16:41:36.553955645</dc:date>
    <meta:editing-duration>PT42M58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2" meta:paragraph-count="27" meta:word-count="232" meta:character-count="1689" meta:non-whitespace-character-count="1464"/>
  </office:meta>
</office:document-meta>
</file>